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ddba" officeooo:paragraph-rsid="0001ddba"/>
    </style:style>
    <style:style style:name="P2" style:family="paragraph" style:parent-style-name="Standard">
      <style:text-properties officeooo:rsid="0004596f" officeooo:paragraph-rsid="0004596f"/>
    </style:style>
    <style:style style:name="P3" style:family="paragraph" style:parent-style-name="Standard">
      <style:text-properties officeooo:rsid="000642f3" officeooo:paragraph-rsid="000642f3"/>
    </style:style>
    <style:style style:name="P4" style:family="paragraph" style:parent-style-name="Standard">
      <style:text-properties officeooo:rsid="00089d69" officeooo:paragraph-rsid="00089d69"/>
    </style:style>
    <style:style style:name="T1" style:family="text">
      <style:text-properties officeooo:rsid="0006e1c1"/>
    </style:style>
    <style:style style:name="T2" style:family="text">
      <style:text-properties officeooo:rsid="00137a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UPLO Land ist ein farbenprhtig Spieleland mit Spass und Aktivitẗen für die kleinste. <text:s/>Das DUPLO Gebiet ist 500 Quadratmeter und haben viele dinge die kinder wollen erkennen. Alles sind 15 mal grossser </text:p>
      <text:p text:style-name="P1"/>
      <text:p text:style-name="P1"/>
      <text:p text:style-name="P1"/>
      <text:p text:style-name="P2">In Ninjago World wissen ihr Herousforderin eure Ninja Fertigkeit. Sind ihr gut genug bis zu durchführen das Llyods Laser Labyrint, Coles Kletterwand, <text:s/>Balance zu Kais Spinnere und Jays Reaktions Training. Und das grossest Herausforderung NINJAGO The Ride</text:p>
      <text:p text:style-name="P2"/>
      <text:p text:style-name="P3">In Pirateland kann man Treffen Piraten und provieren viele wasser Aktivitäten <text:span text:style-name="T1">so wie Piratboote und wasserschlacht. Aber du kann auch wählen trocken Aktivitäten. Du kann auch essen in das Captain Roger’s Restaurant.</text:span></text:p>
      <text:p text:style-name="P3"/>
      <text:p text:style-name="P4">In Adventure Land kann du löschen das Feuer, probieren das <text:span text:style-name="T2">Dschungel Racer, oder gehen auf Entdeckung, in der Tempel, mit Die Mumien und seht wen kann kriegt meist Punkte. Oder probieren das X-treme Racers, der Geber ein Zug in das Bauch, und Hügel Lachen mit 60 Stundenkilometer und 16 Meter über Legolan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1T11:27:42.218637388</meta:creation-date>
    <dc:date>2017-05-19T13:24:38.712591023</dc:date>
    <meta:editing-duration>PT1H6M20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153" meta:character-count="977" meta:non-whitespace-character-count="825"/>
  </office:meta>
</office:document-meta>
</file>